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6d9" officeooo:paragraph-rsid="000fb6d9"/>
    </style:style>
    <style:style style:name="P2" style:family="paragraph" style:parent-style-name="Standard">
      <style:text-properties officeooo:rsid="001b914e" officeooo:paragraph-rsid="001b914e"/>
    </style:style>
    <style:style style:name="P3" style:family="paragraph" style:parent-style-name="Standard">
      <style:text-properties officeooo:rsid="001b914e" officeooo:paragraph-rsid="001c3ccf"/>
    </style:style>
    <style:style style:name="P4" style:family="paragraph" style:parent-style-name="Standard">
      <style:text-properties officeooo:rsid="000dbbb3" officeooo:paragraph-rsid="001d83f8"/>
    </style:style>
    <style:style style:name="P5" style:family="paragraph" style:parent-style-name="Standard">
      <style:text-properties officeooo:rsid="001af49c" officeooo:paragraph-rsid="001d83f8"/>
    </style:style>
    <style:style style:name="P6" style:family="paragraph" style:parent-style-name="Standard">
      <style:text-properties officeooo:rsid="001c3ccf" officeooo:paragraph-rsid="001c3ccf"/>
    </style:style>
    <style:style style:name="P7" style:family="paragraph" style:parent-style-name="Standard">
      <style:text-properties officeooo:rsid="001b914e" officeooo:paragraph-rsid="001c3ccf"/>
    </style:style>
    <style:style style:name="P8" style:family="paragraph" style:parent-style-name="Standard">
      <style:text-properties officeooo:paragraph-rsid="001c3ccf"/>
    </style:style>
    <style:style style:name="P9" style:family="paragraph" style:parent-style-name="Standard">
      <style:text-properties officeooo:paragraph-rsid="001e92b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b6d9"/>
    </style:style>
    <style:style style:name="T3" style:family="text">
      <style:text-properties officeooo:rsid="0010e014"/>
    </style:style>
    <style:style style:name="T4" style:family="text">
      <style:text-properties officeooo:rsid="001c3ccf"/>
    </style:style>
    <style:style style:name="T5" style:family="text">
      <style:text-properties officeooo:rsid="001d83f8"/>
    </style:style>
    <style:style style:name="T6" style:family="text">
      <style:text-properties officeooo:rsid="001e92b1"/>
    </style:style>
    <style:style style:name="T7" style:family="text">
      <style:text-properties officeooo:rsid="00239022"/>
    </style:style>
    <style:style style:name="T8" style:family="text">
      <style:text-properties officeooo:rsid="001b914e"/>
    </style:style>
    <style:style style:name="T9" style:family="text">
      <style:text-properties officeooo:rsid="003fc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TRAS - steht für <text:span text:style-name="T1">Mo</text:span>dular <text:span text:style-name="T1">Tra</text:span>in <text:span text:style-name="T1">S</text:span>tation oder auch <text:span text:style-name="T1">Mo</text:span>ddable <text:span text:style-name="T1">Tra</text:span>in <text:span text:style-name="T1">S</text:span>tation - ist ein Modulares Bahnhofssystem mit einer <text:span text:style-name="T2">von mir neu entwickelten Logik mit dem Ziel ein Framework für Bahnhöfe und Bahnhofsmodule zu haben, was ich für meine Bahnhofsprojekte verwenden will.</text:span><text:line-break/><text:span text:style-name="T2">Das MOTRAS-System ist dabei komplett unabhängig von den UG-Bahnhof und anderen Mod-Bahnhöfen, sodass diese problemlos gemeinsam im einem Spiel benutzt werden können.<text:line-break/>Nachteil davon ist, dass Module von den anderen Bahnhöfen nicht mit dem MOTRAS-System kombiniert werden können.</text:span></text:p>
      <text:p text:style-name="P5">Enthalten ist eine überarbeitete Version des Vanilla-Bahnhofes mit einem realistischeren Look, überarbeiteten Bahnsteigen und weiteren Modulen. Kopf- und Güterbahnhöfe sind nicht enthalten. Weitere Module werden eher als weiteres Paket kommen als als Update.</text:p>
      <text:p text:style-name="P4"/>
      <text:p text:style-name="P9"><text:span text:style-name="T2">Größe und Performance<text:line-break/>Theoretisch sind Bahnhöfe mit bis zu 126x126 Module (63 Module vom Modul in der Mitte) <text:s/>möglich. Jedoch wird bedingt durch Performance es wenig Spaß machen, größere Bahnhöfe zu bauen. Eine künstliche Größenbeschränkung hab ich nicht eingebaut.</text:span></text:p>
      <text:p text:style-name="P1"/>
      <text:p text:style-name="P2">Features</text:p>
      <text:p text:style-name="P2">- Komplett neu entwickelte Bahnhofslogik</text:p>
      <text:p text:style-name="P2">- Code größtenteils automatisiert getestet</text:p>
      <text:p text:style-name="P2">- <text:span text:style-name="T7">Leicht mit eigenen Mod-Modulen erweiterbar</text:span></text:p>
      <text:p text:style-name="P2">- <text:span text:style-name="T7">Kann als Framework für eigene Bahnhofsprojekte verwendet werden</text:span></text:p>
      <text:p text:style-name="P2">- Build-In Bahnhofsadapter <text:span text:style-name="T4">(Bahnhofsadapter von @eis_os soll später über eine Erweiterung kompatibel sein)</text:span></text:p>
      <text:p text:style-name="P2">- <text:span text:style-name="T4">Überarbeiteter Bahnsteigaufbau</text:span></text:p>
      <text:p text:style-name="P2">- <text:span text:style-name="T4">Module mit unterschiedlichen Bahnsteighöhen</text:span></text:p>
      <text:p text:style-name="P2">- <text:span text:style-name="T4">Bahnsteige gehen bis zum Zugtüren</text:span></text:p>
      <text:p text:style-name="P2">- <text:span text:style-name="T4">Zwei Bahnsteigmodule ergeben einen breiteren Bahnsteig</text:span></text:p>
      <text:p text:style-name="P3">- <text:span text:style-name="T4">Einzeln platzierbare realistischer aussehende Unterführungstreppen</text:span></text:p>
      <text:p text:style-name="P3">- <text:span text:style-name="T5">Bahnsteige, Gebäude, Dächer und Lampen können mit Gegenständen wie Uhren oder Bahnsteignummern dekoriert werden</text:span></text:p>
      <text:p text:style-name="P8"><text:span text:style-name="T8">- </text:span>Generierte Module für Mod-Gleise (Elektrifizierung nachträglich möglich) </text:p>
      <text:p text:style-name="P3"/>
      <text:p text:style-name="P6">Project auf transportfever.net: https://www.transportfever.net/filebase/index.php?entry/5481-motras-project/</text:p>
      <text:p text:style-name="P6">Project auf GitHub: https://github.com/eisfeuer/tpf2-modular-train-station</text:p>
      <text:p text:style-name="P6"/>
      <text:p text:style-name="P6">Lizenz: M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0T23:55:29.957000000</meta:creation-date>
    <dc:date>2020-06-28T18:16:30.703000000</dc:date>
    <meta:editing-duration>PT37M53S</meta:editing-duration>
    <meta:editing-cycles>17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9" meta:word-count="251" meta:character-count="1992" meta:non-whitespace-character-count="1758"/>
  </office:meta>
</office:document-meta>
</file>